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Heading_20_1" style:master-page-name="MP0">
      <style:paragraph-properties fo:text-align="center" style:justify-single-word="false" style:page-number="auto"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/>
    </style:style>
    <style:style style:name="T4" style:family="text">
      <style:text-properties fo:color="#ff00cc"/>
    </style:style>
    <style:style style:name="T5" style:family="text">
      <style:text-properties fo:color="#ff00cc" fo:language="en" fo:country="US"/>
    </style:style>
    <style:style style:name="T6" style:family="text">
      <style:text-properties fo:language="ru" fo:country="RU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Комплекс ПО для ПЛК на базе <text:span text:style-name="Default_20_Paragraph_20_Font"><text:span text:style-name="T1">Open</text:span></text:span> <text:span text:style-name="Default_20_Paragraph_20_Font"><text:span text:style-name="T1">PLC</text:span></text:span>.</text:h>
      <text:p text:style-name="P1">Версия 1.0.</text:p>
      <text:p text:style-name="P2">Техническое задание.</text:p>
      <text:p text:style-name="P2"/>
      <text:h text:style-name="Heading_20_3" text:outline-level="3">О версиях документа</text:h>
      <text:p text:style-name="Text_20_body">Отслеживание всех изменений данного документа (как внесённых сотрудниками <text:span text:style-name="Default_20_Paragraph_20_Font"><text:span text:style-name="T1">Kauri</text:span></text:span>, так и третьими лицами) <text:s/>ведётся при помощи СКВ <text:span text:style-name="Default_20_Paragraph_20_Font"><text:span text:style-name="T1">Git</text:span></text:span>. Для более полного использования возможностей СКВ рекомендуется использовать формат сохранения .<text:span text:style-name="Default_20_Paragraph_20_Font"><text:span text:style-name="T1">fodt</text:span></text:span>. Кроме того, часть предложенных возможностей по разным причинам не войдёт в ближайшую версию продукта. Они могут быть исключены совсем, или перенесены в дорожную карту.</text:p>
      <text:h text:style-name="Heading_20_2" text:outline-level="2">Назначение продукта</text:h>
      <text:p text:style-name="Text_20_body">Продукт должен обеспечивать среды для разработки программ на языках <text:span text:style-name="Default_20_Paragraph_20_Font"><text:span text:style-name="T2">МЭК 61131-3 </text:span></text:span>( возможно не все они будут поддержаны в ближайшей версии) и их исполнения на создаваемых в рамках проекта ПЛК.</text:p>
      <text:h text:style-name="Heading_20_2" text:outline-level="2">Состав продукта</text:h>
      <text:p text:style-name="Text_20_body">Функционально продукт состоит из <text:s/>следующих компонентов(<text:span text:style-name="Default_20_Paragraph_20_Font"><text:span text:style-name="T3">Здесь картинка</text:span></text:span>):</text:p>
      <text:list xml:id="list4407376877221559966" text:style-name="L1">
        <text:list-item>
          <text:p text:style-name="P4">Среда разработки. Графическая оболочка, включающая редактор языков <text:line-break/><text:span text:style-name="Default_20_Paragraph_20_Font"><text:span text:style-name="T2">МЭК 61131-3</text:span></text:span>, управления сборкой и жизненным циклом проекта. Для работы требует значительных ресурсов и операционной системы с графическим оконным интерфейсом. Её реализация определяет все в принципе доступные функциональные блоки.</text:p>
        </text:list-item>
        <text:list-item>
          <text:p text:style-name="P4">Модули поддержки конкретных сочетаний контроллеров и средств исполнения(<text:span text:style-name="Default_20_Paragraph_20_Font"><text:span text:style-name="T1">BSP</text:span></text:span>). Загружается в среду разработки и является её частью. Состоит из специфических средств компиляции, сборки, отладки и библиотек как для целевого контроллера, так и для эмуляции. Определяет, какие из доступных в среде выполнения функциональных блоков доступны для данного сочетания. В ближайшей версии планируется разработка одного <text:span text:style-name="Default_20_Paragraph_20_Font"><text:span text:style-name="T1">BSP</text:span></text:span>.</text:p>
        </text:list-item>
        <text:list-item>
          <text:p text:style-name="P4">Среда исполнения. Специальное заранее программируемое ПО целевого контроллера, обеспечивающее загрузку собранной программы, её запуск, доступ к периферии и другим возможностям. В ближайшей версии планируется разработка одной такой среды.</text:p>
        </text:list-item>
        <text:list-item>
          <text:p text:style-name="P4">Средство контроля. Используется для управления парком контроллеров, возможно разных. Может сохранять для длительного хранения информацию о событиях и состояниях контроллеров и выполняемых программ. Может оповещать о заранее заданных событиях по <text:span text:style-name="Default_20_Paragraph_20_Font"><text:span text:style-name="T1">SMS</text:span></text:span>/<text:span text:style-name="Default_20_Paragraph_20_Font"><text:span text:style-name="T1">E</text:span></text:span>-<text:span text:style-name="Default_20_Paragraph_20_Font"><text:span text:style-name="T1">Mail</text:span></text:span>/<text:span text:style-name="Default_20_Paragraph_20_Font"><text:span text:style-name="T1">Telegram</text:span></text:span>/… Для работы требует значительных ресурсов. Возможно развёртывание в облаке с <text:span text:style-name="Default_20_Paragraph_20_Font"><text:span text:style-name="T1">web</text:span></text:span>/<text:span text:style-name="Default_20_Paragraph_20_Font"><text:span text:style-name="T1">mobile</text:span></text:span> <text:span text:style-name="Default_20_Paragraph_20_Font"><text:span text:style-name="T1">app</text:span></text:span> в качестве интерфейса.</text:p>
        </text:list-item>
      </text:list>
      <text:h text:style-name="Heading_20_2" text:outline-level="2"><text:soft-page-break/>Требования к среде разработки</text:h>
      <text:list xml:id="list3983172672089408559" text:style-name="L2">
        <text:list-item>
          <text:p text:style-name="P5">Выбор типа контроллера и способа взаимодействия с ним(<text:span text:style-name="Default_20_Paragraph_20_Font"><text:span text:style-name="T1">TCP</text:span></text:span>, <text:span text:style-name="Default_20_Paragraph_20_Font"><text:span text:style-name="T1">Serial</text:span></text:span>…)</text:p>
        </text:list-item>
        <text:list-item>
          <text:p text:style-name="P5">В зависимости от выбранного контроллера предоставлять доступ к соответствующей конфигурации.</text:p>
        </text:list-item>
        <text:list-item>
          <text:p text:style-name="P5">Создавать, сохранять и загружать проекты на поддерживаемых языках <text:span text:style-name="Default_20_Paragraph_20_Font"><text:span text:style-name="T2">МЭК 61131-3</text:span></text:span>.</text:p>
        </text:list-item>
        <text:list-item>
          <text:p text:style-name="P5">Осуществлять трансляцию содержащихся в проектах программ в корректно исполняющийся код в формате требуемом для его выполнения в исполнительной среде ( с учётом ограничений купленной лицензии ).</text:p>
        </text:list-item>
        <text:list-item>
          <text:p text:style-name="P5">Предоставлять эмуляцию исполнения программы без контроллера с возможностью отладки.</text:p>
        </text:list-item>
        <text:list-item>
          <text:p text:style-name="P5">Осуществлять загрузку программы на контроллер, и отладку её в тех конфигурациях, где она поддерживается.</text:p>
        </text:list-item>
        <text:list-item>
          <text:p text:style-name="P5">Доступ к информации о синтаксических, логических, аппаратных ошибках и событиях, необходимых для написания и отладки программ.</text:p>
        </text:list-item>
        <text:list-item>
          <text:p text:style-name="P5">Индикацию оценки использования доступной памяти устройства программой</text:p>
        </text:list-item>
      </text:list>
      <text:h text:style-name="Heading_20_2" text:outline-level="2">Требования к встроенной среде исполнения</text:h>
      <text:list xml:id="list1494513297293629625" text:style-name="L3">
        <text:list-item>
          <text:p text:style-name="P6">Загрузка кода с использованием доступных средств связи. Должны иметься средства загрузки без использования среды разработки. Осуществление контроля совместимости загружаемого кода с версией прошивки и контроллера с уведомлением пользователя.</text:p>
        </text:list-item>
        <text:list-item>
          <text:p text:style-name="P6">Полное стирание(обнуление) прошивки.</text:p>
        </text:list-item>
        <text:list-item>
          <text:p text:style-name="P6">Светоцветовая индикация состояний работа/загрузка/простой/авария.</text:p>
        </text:list-item>
        <text:list-item>
          <text:p text:style-name="P6">Предоставление по доступным средствам связи информации о версии и аппаратной конфигурации.</text:p>
        </text:list-item>
        <text:list-item>
          <text:p text:style-name="P6">Запуск, остановка, перезагрузка, установка параметров средствами внешнего управления.</text:p>
        </text:list-item>
        <text:list-item>
          <text:p text:style-name="P6">Доступ к мониторинговой информации и состоянии исполнения с использованием доступных средств связи.</text:p>
        </text:list-item>
        <text:list-item>
          <text:p text:style-name="P6">Возможность удалённой перепрошивки самой среды исполнения.</text:p>
        </text:list-item>
        <text:list-item>
          <text:p text:style-name="P6">Оповещение об авариях и других отказах в работе. Ведение лога? <text:span text:style-name="T4">(можно добавить возможность сохранения логов во </text:span><text:span text:style-name="Default_20_Paragraph_20_Font"><text:span text:style-name="T5">flash</text:span></text:span><text:span text:style-name="T4"> памяти (лучше добавить для этого отдельный </text:span><text:span text:style-name="Default_20_Paragraph_20_Font"><text:span text:style-name="T5">eeprom</text:span></text:span><text:span text:style-name="T4"> или предусмотреть разъём для </text:span><text:span text:style-name="Default_20_Paragraph_20_Font"><text:span text:style-name="T5">sd</text:span></text:span><text:span text:style-name="T4"> карт) с </text:span><text:span text:style-name="Default_20_Paragraph_20_Font"><text:span text:style-name="T5">modbus</text:span></text:span><text:span text:style-name="T4"> эндпоинтами для получения сообщений и реализовать отдельное окно в редакторе для получения логов устройства)</text:span></text:p>
        </text:list-item>
        <text:list-item>
          <text:p text:style-name="P6">Отладка на тех контроллерах, где она доступна.</text:p>
        </text:list-item>
        <text:list-item>
          <text:p text:style-name="P6"><text:soft-page-break/>Загрузка нескольких программ и переключение между ними? <text:span text:style-name="T4">(можно сделать, но опять же для этого нужна по-хорошему отдельная </text:span><text:span text:style-name="Default_20_Paragraph_20_Font"><text:span text:style-name="T5">eeprom</text:span></text:span><text:span text:style-name="T4">, но не уверен, где это может применяться с учётом того, кроме более быстрого тестирования)</text:span></text:p>
        </text:list-item>
      </text:list>
      <text:h text:style-name="Heading_20_2" text:outline-level="2">Требования к средству контроля</text:h>
      <text:p text:style-name="Text_20_body">Хотя, в случае реализации протокола <text:span text:style-name="Default_20_Paragraph_20_Font"><text:span text:style-name="T1">OPC</text:span></text:span>-<text:span text:style-name="Default_20_Paragraph_20_Font"><text:span text:style-name="T1">UA</text:span></text:span>, в качестве средства контроля может использоваться почти любая современная система <text:span text:style-name="Default_20_Paragraph_20_Font"><text:span text:style-name="T1">SCADA</text:span></text:span>, а при реализации <text:span text:style-name="Default_20_Paragraph_20_Font"><text:span text:style-name="T1">SNMP</text:span></text:span> можно использовать системы подобные <text:span text:style-name="Default_20_Paragraph_20_Font"><text:span text:style-name="T1">Zabbix</text:span></text:span>, имеется необходимый минимум возможностей, которые должны быть реализованы в составе продукта. Вопрос о необходимости такого средства отдельно от среды разработки на данный момент открыт.</text:p>
      <text:list xml:id="list6642610738949480920" text:style-name="L4">
        <text:list-item>
          <text:p text:style-name="P7">Статическая информация о каждом отслеживаемом контроллере и исполняющейся на нём программе.</text:p>
        </text:list-item>
        <text:list-item>
          <text:p text:style-name="P7">Отображение логов, ошибок, предупреждений.</text:p>
        </text:list-item>
        <text:list-item>
          <text:p text:style-name="P7">Состояние устройств ( работа/загрузка/простой/авария ).</text:p>
        </text:list-item>
        <text:list-item>
          <text:p text:style-name="P7">Выполнение сценариев по управлению?</text:p>
        </text:list-item>
        <text:list-item>
          <text:p text:style-name="P7">Отображение к доступным регистрам состояния контролируемых устройств.</text:p>
        </text:list-item>
      </text:list>
      <text:p text:style-name="Text_20_body">Понятно, что крайне желательным было бы построение полноценной <text:span text:style-name="Default_20_Paragraph_20_Font"><text:span text:style-name="T1">SCADA</text:span></text:span> системы с возможностью настраиваемого пользователем графического представления состояния системы, сценариями оркестрации, оповещения и мобильным приложением. Также понятно, что самостоятельная разработка такой системы потребует очень серьёзных инвестиций. Тем не менее, стоит подумать какие ещё из функций таких систем по соотношению ценность/цена стоит хотя бы обсудить.</text:p>
      <text:h text:style-name="Heading_20_2" text:outline-level="2">Связь с внешними системами</text:h>
      <text:p text:style-name="Text_20_body">(<text:span text:style-name="Default_20_Paragraph_20_Font"><text:span text:style-name="T3">Здесь картинка</text:span></text:span>)</text:p>
      <text:h text:style-name="Heading_20_2" text:outline-level="2"><text:span text:style-name="T6">Функциональные</text:span> блоки</text:h>
      <text:p text:style-name="Text_20_body">Возможности по созданию и исполнению программ определяются как её размером так и доступными функциональными блоками(ФБ). В среде исполнения должны быть доступны следующие ФБ:</text:p>
      <text:list xml:id="list32552325" text:continue-numbering="true" text:style-name="L4">
        <text:list-item>
          <text:list>
            <text:list-item>
              <text:p text:style-name="P7">Различные таймеры, триггеры, семафор, защёлки (<text:span text:style-name="Default_20_Paragraph_20_Font"><text:span text:style-name="T1">latches</text:span></text:span>) для сомвестного доступа к ресурсу.</text:p>
            </text:list-item>
            <text:list-item>
              <text:p text:style-name="P7">Часы реального времени, блоки интегрирования, дифференцирования, гистерезиса, ПИД регулятор.</text:p>
            </text:list-item>
            <text:list-item>
              <text:p text:style-name="P7">Блоки для конвертирования одних типов в другие.</text:p>
            </text:list-item>
            <text:list-item>
              <text:p text:style-name="P7">Блоки для сравнения типов.</text:p>
            </text:list-item>
            <text:list-item>
              <text:p text:style-name="P7">Блоки для осуществления унарных операций над числами (взятие по модулю, вычисление экспоненты и т. д.) и бинарных операций (умножение, деление, возведение в степень и т. д.)</text:p>
            </text:list-item>
            <text:list-item>
              <text:p text:style-name="P7">Блоки для работы с временными типами.</text:p>
            </text:list-item>
            <text:list-item>
              <text:p text:style-name="P7"><text:soft-page-break/>Блоки для работы с бинарными типами (<text:span text:style-name="Default_20_Paragraph_20_Font"><text:span text:style-name="T1">BOOL</text:span></text:span>, <text:span text:style-name="Default_20_Paragraph_20_Font"><text:span text:style-name="T1">WORD</text:span></text:span>, …). Реализация унарных операций (повороты, сдвиги) и бинарных операций (логическое «или», логическое «и», отрицание, исключающее «или»).</text:p>
            </text:list-item>
            <text:list-item>
              <text:p text:style-name="P7">Блоки для работы со строками (конкатенация, поиск, замена, вставка и т. д.).</text:p>
            </text:list-item>
            <text:list-item>
              <text:p text:style-name="P7">Блоки для работы с поддерживаемыми протоколами (<text:span text:style-name="Default_20_Paragraph_20_Font"><text:span text:style-name="T1">Modbus</text:span></text:span> <text:span text:style-name="Default_20_Paragraph_20_Font"><text:span text:style-name="T1">RTU</text:span></text:span>(<text:span text:style-name="Default_20_Paragraph_20_Font"><text:span text:style-name="T1">master</text:span></text:span>), <text:span text:style-name="Default_20_Paragraph_20_Font"><text:span text:style-name="T1">Modbus</text:span></text:span> <text:span text:style-name="Default_20_Paragraph_20_Font"><text:span text:style-name="T1">TCP</text:span></text:span>(<text:span text:style-name="Default_20_Paragraph_20_Font"><text:span text:style-name="T1">master</text:span></text:span>), <text:span text:style-name="Default_20_Paragraph_20_Font"><text:span text:style-name="T1">MQTT</text:span></text:span>(<text:span text:style-name="Default_20_Paragraph_20_Font"><text:span text:style-name="T1">client</text:span></text:span>), <text:span text:style-name="Default_20_Paragraph_20_Font"><text:span text:style-name="T1">OPC</text:span></text:span> <text:span text:style-name="Default_20_Paragraph_20_Font"><text:span text:style-name="T1">UA</text:span></text:span>(<text:span text:style-name="Default_20_Paragraph_20_Font"><text:span text:style-name="T1">client</text:span></text:span>/<text:span text:style-name="Default_20_Paragraph_20_Font"><text:span text:style-name="T1">server</text:span></text:span>), <text:span text:style-name="Default_20_Paragraph_20_Font"><text:span text:style-name="T1">SNMP</text:span></text:span>(<text:span text:style-name="Default_20_Paragraph_20_Font"><text:span text:style-name="T1">client</text:span></text:span>)).</text:p>
            </text:list-item>
          </text:list>
        </text:list-item>
      </text:list>
      <text:h text:style-name="Heading_20_2" text:outline-level="2">Типичные сценарии использования</text:h>
      <text:p text:style-name="Text_20_body">Сценарии использования отражены в папке<text:span text:style-name="Default_20_Paragraph_20_Font"><text:span text:style-name="T1"> </text:span></text:span><text:span text:style-name="Default_20_Paragraph_20_Font"><text:span text:style-name="T1">using</text:span></text:span>_<text:span text:style-name="Default_20_Paragraph_20_Font"><text:span text:style-name="T1">scenarios</text:span>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fo:hyphenation-ladder-count="no-limit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meta:initial-creator>Daniil</meta:initial-creator>
    <dc:creator>Daniil Sukhikh</dc:creator>
    <meta:creation-date>2024-07-11T16:39:00Z</meta:creation-date>
    <dc:date>2024-07-12T12:31:08.56</dc:date>
    <meta:editing-cycles>7</meta:editing-cycles>
    <meta:editing-duration>PT48M20S</meta:editing-duration>
    <meta:document-statistic meta:table-count="0" meta:image-count="0" meta:object-count="0" meta:page-count="4" meta:paragraph-count="56" meta:word-count="866" meta:character-count="6661"/>
    <meta:template xlink:type="simple" xlink:actuate="onRequest" xlink:title="" xlink:href="Normal.dotm"/>
  </office:meta>
</office:document-meta>
</file>